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614cm" table:align="left"/>
    </style:style>
    <style:style style:name="Tabla1.A" style:family="table-column">
      <style:table-column-properties style:column-width="2.665cm"/>
    </style:style>
    <style:style style:name="Tabla1.B" style:family="table-column">
      <style:table-column-properties style:column-width="2.083cm"/>
    </style:style>
    <style:style style:name="Tabla1.C" style:family="table-column">
      <style:table-column-properties style:column-width="8.089cm"/>
    </style:style>
    <style:style style:name="Tabla1.D" style:family="table-column">
      <style:table-column-properties style:column-width="3.776cm"/>
    </style:style>
    <style:style style:name="Tabla1.A1" style:family="table-cell">
      <style:table-cell-properties style:vertical-align="middle" fo:padding="0.185cm" fo:border="0.05pt solid #000000"/>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cm" fo:margin-bottom="0cm" loext:contextual-spacing="false"/>
      <style:text-properties fo:font-size="12pt" style:font-size-asian="12pt" style:font-size-complex="12p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3666b"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3666b" officeooo:paragraph-rsid="0003666b"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3e26d" officeooo:paragraph-rsid="0003e26d"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59927" officeooo:paragraph-rsid="00059927" style:text-blinking="false" style:font-size-asian="12pt" style:font-size-complex="12pt"/>
    </style:style>
    <style:style style:name="P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2" style:family="paragraph" style:parent-style-name="Table_20_Contents">
      <style:text-properties fo:font-size="12p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151bd" officeooo:paragraph-rsid="000151bd"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3666b" officeooo:paragraph-rsid="0003666b" style:text-blinking="false" fo:background-color="transparent" style:font-size-asian="12pt" style:font-size-complex="12pt"/>
    </style:style>
    <style:style style:name="P15"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3e26d" officeooo:paragraph-rsid="0003e26d" style:text-blinking="false" fo:background-color="transparent" style:font-size-asian="12pt" style:font-size-complex="12pt"/>
    </style:style>
    <style:style style:name="P1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4d386" officeooo:paragraph-rsid="0004d386" style:text-blinking="false" fo:background-color="transparent" style:font-size-asian="12pt" style:font-size-complex="12pt"/>
    </style:style>
    <style:style style:name="P17"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059927" style:text-blinking="false" fo:background-color="transparent" style:font-size-asian="12pt" style:font-size-complex="12pt"/>
    </style:style>
    <style:style style:name="P18"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2cec7" officeooo:paragraph-rsid="00059927" style:text-blinking="false" fo:background-color="transparent" style:font-size-asian="12pt" style:font-size-complex="12pt"/>
    </style:style>
    <style:style style:name="P1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02cec7" officeooo:paragraph-rsid="00059927" style:text-blinking="false"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officeooo:rsid="000151bd"/>
    </style:style>
    <style:style style:name="T3" style:family="text">
      <style:text-properties officeooo:rsid="0002cec7"/>
    </style:style>
    <style:style style:name="T4" style:family="text">
      <style:text-properties officeooo:rsid="0003e26d"/>
    </style:style>
    <style:style style:name="T5" style:family="text">
      <style:text-properties officeooo:rsid="0004d386"/>
    </style:style>
    <style:style style:name="T6" style:family="text">
      <style:text-properties officeooo:rsid="000599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6c884db6-55ff-0bb1-0e53-ef2dd936b0bd"/>Plan de <text:span text:style-name="T2">Despliegue</text:span></text:p>
      <text:p text:style-name="P3"/>
      <text:p text:style-name="P3">Historia del documento</text:p>
      <text:p text:style-name="P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Fecha</text:p>
          </table:table-cell>
          <table:table-cell table:style-name="Tabla1.A1" office:value-type="string">
            <text:p text:style-name="P10">Versión</text:p>
          </table:table-cell>
          <table:table-cell table:style-name="Tabla1.A1" office:value-type="string">
            <text:p text:style-name="P10">Comentarios</text:p>
          </table:table-cell>
          <table:table-cell table:style-name="Tabla1.A1" office:value-type="string">
            <text:p text:style-name="P10">Autor</text:p>
          </table:table-cell>
        </table:table-row>
        <table:table-row>
          <table:table-cell table:style-name="Tabla1.A1" office:value-type="string">
            <text:p text:style-name="P12"/>
          </table:table-cell>
          <table:table-cell table:style-name="Tabla1.A1" office:value-type="string">
            <text:p text:style-name="P11">v0.1</text:p>
          </table:table-cell>
          <table:table-cell table:style-name="Tabla1.A1" office:value-type="string">
            <text:p text:style-name="P11">Creación del documento</text:p>
          </table:table-cell>
          <table:table-cell table:style-name="Tabla1.A1" office:value-type="string">
            <text:p text:style-name="P12"/>
          </table:table-cell>
        </table:table-row>
        <table:table-row>
          <table:table-cell table:style-name="Tabla1.A1" office:value-type="string">
            <text:p text:style-name="P12"/>
          </table:table-cell>
          <table:table-cell table:style-name="Tabla1.A1" office:value-type="string">
            <text:p text:style-name="P11">v1.0</text:p>
          </table:table-cell>
          <table:table-cell table:style-name="Tabla1.A1" office:value-type="string">
            <text:p text:style-name="P11">Revisada por el equipo</text:p>
          </table:table-cell>
          <table:table-cell table:style-name="Tabla1.A1" office:value-type="string">
            <text:p text:style-name="P12"/>
          </table:table-cell>
        </table:table-row>
      </table:table>
      <text:p text:style-name="P1"/>
      <text:p text:style-name="P3">1. Introducción</text:p>
      <text:p text:style-name="P1"/>
      <text:p text:style-name="P3">1.1. Objetivos del plan</text:p>
      <text:p text:style-name="P1"/>
      <text:p text:style-name="P13">El plan de despliegue especifica las actividades que se realizarán para obtener el sistema listo para ser instalado en un ambiente de producción.</text:p>
      <text:p text:style-name="P1"/>
      <text:p text:style-name="P3">1.2. Alcance del <text:span text:style-name="T3">despliegue</text:span></text:p>
      <text:p text:style-name="P1"/>
      <text:p text:style-name="P7">El alcance del despliegue del sistema es obtener el software listo para ser instalado en un ambiente de producción genérico, junto con los manuales de usuario y del sistema. </text:p>
      <text:p text:style-name="P6"/>
      <text:p text:style-name="P7">Debido a que el sistema no está desarrollado para un cliente en particular, el despliegue no incluirá la instalación del sistema en un ambiente de trabajo real, ni la capacitación de los usuarios para utilizar el sistema. Sin embargo, el manual de usuario contendrá toda la información necesaria para instalarlo y para aprender a utilizarlo.</text:p>
      <text:p text:style-name="P1"/>
      <text:p text:style-name="P3"><text:span text:style-name="T4">1</text:span>.<text:span text:style-name="T5">3</text:span>. Entregables</text:p>
      <text:p text:style-name="P1"/>
      <text:p text:style-name="P8">Durante este flujo de trabajo, se planifica obtener los siguientes entregables:</text:p>
      <text:list xml:id="list6894080133553123139" text:style-name="L1">
        <text:list-item>
          <text:p text:style-name="P15"><text:span text:style-name="T1">Scripts de instalación del sistema</text:span>: <text:span text:style-name="T5">Scripts que permitan desplegar el sistema en un ambiente de trabajo.</text:span></text:p>
        </text:list-item>
        <text:list-item>
          <text:p text:style-name="P15"><text:span text:style-name="T1">Manual de usuario</text:span>: <text:span text:style-name="T5">Documentación de soporte para los usuarios del sistema, incluyendo los detalles de cómo instalar el sistema y cómo utilizarlo.</text:span></text:p>
        </text:list-item>
        <text:list-item>
          <text:p text:style-name="P16"><text:span text:style-name="T1">Manual del sistema</text:span>: Documentación técnica de soporte para el mantenimiento del sistema.</text:p>
        </text:list-item>
      </text:list>
      <text:p text:style-name="P1"/>
      <text:p text:style-name="P3"><text:soft-page-break/><text:span text:style-name="T6">2</text:span>. Tareas</text:p>
      <text:p text:style-name="P1"/>
      <text:p text:style-name="P3"><text:span text:style-name="T6">2</text:span>.1. Actividades</text:p>
      <text:p text:style-name="P1"/>
      <text:p text:style-name="P9">Las actividades que se realizarán en el despliegue serán:</text:p>
      <text:list xml:id="list119734637981062985" text:style-name="L2">
        <text:list-item>
          <text:p text:style-name="P17"><text:span text:style-name="T3">Probar el producto en un ambiente equivalente a un ambiente de producción</text:span>.</text:p>
        </text:list-item>
        <text:list-item>
          <text:p text:style-name="P18">Crear los scripts necesarios para la instalación.</text:p>
        </text:list-item>
      </text:list>
      <text:list xml:id="list180198247660057552" text:style-name="L3">
        <text:list-item>
          <text:p text:style-name="P19">Empaquetar el software para su distribución.</text:p>
        </text:list-item>
        <text:list-item>
          <text:p text:style-name="P19">Crear los manuales de usuario y del sistema.</text:p>
        </text:list-item>
      </text:list>
      <text:p text:style-name="P1"/>
      <text:p text:style-name="P3"><text:span text:style-name="T6">2</text:span>.2. Responsabilidades</text:p>
      <text:p text:style-name="P1"/>
      <text:p text:style-name="P5">Debido a que el grupo de trabajo está constitu<text:span text:style-name="T6">i</text:span>do por dos personas, <text:span text:style-name="T6">el despliegue será realizado en conjunto.</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15T18:36:02.658690454</meta:creation-date>
    <dc:date>2016-07-21T00:33:15.898470420</dc:date>
    <dc:creator>sebastian </dc:creator>
    <meta:editing-duration>PT17M44S</meta:editing-duration>
    <meta:editing-cycles>5</meta:editing-cycles>
    <meta:generator>LibreOffice/5.0.3.2$Linux_X86_64 LibreOffice_project/00m0$Build-2</meta:generator>
    <meta:document-statistic meta:table-count="1" meta:image-count="0" meta:object-count="0" meta:page-count="2" meta:paragraph-count="31" meta:word-count="272" meta:character-count="1708" meta:non-whitespace-character-count="1471"/>
  </office:meta>
</office:document-meta>
</file>